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style:text-underline-style="none" style:font-size-asian="14pt" style:font-size-complex="14pt"/>
    </style:style>
    <style:style style:name="P2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Arial" fo:font-size="14pt" style:text-underline-style="none" fo:background-color="transparent" style:font-name-asian="Consolas" style:font-size-asian="14pt" style:font-name-complex="Consolas" style:font-size-complex="14pt"/>
    </style:style>
    <style:style style:name="P3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Arial" fo:font-size="14pt" style:text-underline-style="none" officeooo:paragraph-rsid="000db86f" fo:background-color="transparent" style:font-name-asian="Consolas" style:font-size-asian="14pt" style:font-name-complex="Consolas" style:font-size-complex="14pt"/>
    </style:style>
    <style:style style:name="P4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Arial" fo:font-size="14pt" fo:background-color="transparent" style:font-size-asian="14pt" style:font-size-complex="14pt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fo:color="#000000" style:font-name="Arial" fo:font-size="14pt" officeooo:paragraph-rsid="000db86f" fo:background-color="transparent" style:font-size-asian="14pt" style:font-size-complex="14pt"/>
    </style:style>
    <style:style style:name="P6" style:family="paragraph" style:parent-style-name="Standard">
      <style:text-properties style:font-name="Arial" fo:font-size="14pt" style:text-underline-style="none" style:font-size-asian="14pt" style:font-size-complex="14pt"/>
    </style:style>
    <style:style style:name="T1" style:family="text">
      <style:text-properties fo:color="#000000" fo:background-color="#e8f2fe" loext:char-shading-value="0" style:font-name-asian="Consolas" style:font-name-complex="Consolas"/>
    </style:style>
    <style:style style:name="T2" style:family="text">
      <style:text-properties fo:color="#000000" style:text-underline-style="none" fo:background-color="#e8f2fe" loext:char-shading-value="0" style:font-name-asian="Consolas" style:font-name-complex="Consolas"/>
    </style:style>
    <style:style style:name="T3" style:family="text">
      <style:text-properties fo:color="#000000" style:text-underline-style="solid" style:text-underline-width="auto" style:text-underline-color="font-color" fo:background-color="#e8f2fe" loext:char-shading-value="0" style:font-name-asian="Consolas" style:font-name-complex="Consolas"/>
    </style:style>
    <style:style style:name="T4" style:family="text">
      <style:text-properties fo:color="#000000" fo:background-color="#fff200" loext:char-shading-value="0" style:font-name-asian="Consolas" style:font-name-complex="Consolas"/>
    </style:style>
    <style:style style:name="T5" style:family="text">
      <style:text-properties fo:color="#000000" fo:background-color="#fff200" loext:char-shading-value="0" style:font-name-asian="Consolas" style:font-name-complex="Consolas"/>
    </style:style>
    <style:style style:name="T6" style:family="text">
      <style:text-properties fo:color="#000000" fo:background-color="transparent" loext:char-shading-value="0" style:font-name-asian="Consolas" style:font-name-complex="Consolas"/>
    </style:style>
    <style:style style:name="T7" style:family="text">
      <style:text-properties fo:color="#000000" officeooo:rsid="000db86f" fo:background-color="transparent" loext:char-shading-value="0" style:font-name-asian="Consolas" style:font-name-complex="Consolas"/>
    </style:style>
    <style:style style:name="T8" style:family="text">
      <style:text-properties style:text-underline-style="none" fo:background-color="#e8f2fe" loext:char-shading-value="0" style:font-name-asian="Consolas" style:font-name-complex="Consolas"/>
    </style:style>
    <style:style style:name="T9" style:family="text">
      <style:text-properties style:text-underline-style="none" officeooo:rsid="000a9e4e" fo:background-color="#e8f2fe" loext:char-shading-value="0" style:font-name-asian="Consolas" style:font-name-complex="Consolas"/>
    </style:style>
    <style:style style:name="T10" style:family="text">
      <style:text-properties style:text-underline-style="none" style:font-name-asian="Consolas" style:font-name-complex="Consolas"/>
    </style:style>
    <style:style style:name="T11" style:family="text">
      <style:text-properties style:text-underline-style="none" officeooo:rsid="000a9e4e" style:font-name-asian="Consolas" style:font-name-complex="Consolas"/>
    </style:style>
    <style:style style:name="T12" style:family="text">
      <style:text-properties style:text-underline-style="none" officeooo:rsid="000db86f" style:font-name-asian="Consolas" style:font-name-complex="Consolas"/>
    </style:style>
    <style:style style:name="T13" style:family="text">
      <style:text-properties style:text-underline-style="none" officeooo:rsid="0010438c" style:font-name-asian="Consolas" style:font-name-complex="Consolas"/>
    </style:style>
    <style:style style:name="T14" style:family="text">
      <style:text-properties style:text-underline-style="none" officeooo:rsid="001206ad" style:font-name-asian="Consolas" style:font-name-complex="Consolas"/>
    </style:style>
    <style:style style:name="T15" style:family="text">
      <style:text-properties style:text-underline-style="solid" style:text-underline-width="auto" style:text-underline-color="font-color" fo:background-color="#e8f2fe" loext:char-shading-value="0" style:font-name-asian="Consolas" style:font-name-complex="Consolas"/>
    </style:style>
    <style:style style:name="T16" style:family="text">
      <style:text-properties style:text-underline-style="solid" style:text-underline-width="auto" style:text-underline-color="font-color" style:font-name-asian="Consolas" style:font-name-complex="Consolas"/>
    </style:style>
    <style:style style:name="T17" style:family="text">
      <style:text-properties style:text-underline-style="solid" style:text-underline-width="auto" style:text-underline-color="font-color" officeooo:rsid="000db86f" style:font-name-asian="Consolas" style:font-name-complex="Consolas"/>
    </style:style>
    <style:style style:name="T18" style:family="text">
      <style:text-properties fo:color="#ce181e" fo:background-color="#e8f2fe" loext:char-shading-value="0" style:font-name-asian="Consolas" style:font-name-complex="Consolas"/>
    </style:style>
    <style:style style:name="T19" style:family="text">
      <style:text-properties fo:background-color="#e8f2fe" loext:char-shading-value="0" style:font-name-asian="Consolas" style:font-name-complex="Consolas"/>
    </style:style>
    <style:style style:name="T20" style:family="text">
      <style:text-properties style:font-name-asian="Consolas" style:font-name-complex="Consolas"/>
    </style:style>
    <style:style style:name="T21" style:family="text">
      <style:text-properties fo:color="#2a6099"/>
    </style:style>
    <style:style style:name="T22" style:family="text">
      <style:text-properties fo:color="#355269"/>
    </style:style>
    <style:style style:name="T23" style:family="text">
      <style:text-properties fo:color="#355269" style:text-underline-style="none" style:font-name-asian="Consolas" style:font-name-complex="Consolas"/>
    </style:style>
    <style:style style:name="T24" style:family="text">
      <style:text-properties fo:color="#355269" officeooo:rsid="000d5856"/>
    </style:style>
    <style:style style:name="T25" style:family="text">
      <style:text-properties officeooo:rsid="000db86f"/>
    </style:style>
    <style:style style:name="T26" style:family="text">
      <style:text-properties officeooo:rsid="000ef5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JERCICIOS HOJA01 JSP</text:p>
      <text:p text:style-name="Standard">a.CREAR <text:s/>UN PROYECTO <text:s text:c="2"/>LLAMADO t0curso</text:p>
      <text:p text:style-name="Standard">b.crear un archivo index.html, que contenga una lista para acceder a todos los ejercicios que se detallan a continuaci<text:span text:style-name="T26">ó</text:span>n</text:p>
      <text:p text:style-name="Standard"/>
      <text:p text:style-name="P1"><text:span text:style-name="T22">1.ej01.jsp:</text:span> <text:span text:style-name="T6">inclusión de texto est</text:span><text:span text:style-name="T7">á</text:span><text:span text:style-name="T6">tico, en la página por ej HOLA MUNDO</text:span></text:p>
      <text:p text:style-name="P1"><text:span text:style-name="T6"/></text:p>
      <text:p text:style-name="P2"><text:span text:style-name="T22">2.ej02.jsp: </text:span>inclusión de CLASES JAVA , en la página por ej uso de la clase java.util.Date(), para obtener la fecha actual</text:p>
      <text:p text:style-name="P2"/>
      <text:p text:style-name="P5"><text:span text:style-name="T23">3.ej03.jsp : </text:span><text:span text:style-name="T10">inclusión</text:span><text:span text:style-name="T20"> </text:span><text:span text:style-name="T10">de c</text:span><text:span text:style-name="T12">ó</text:span><text:span text:style-name="T10">digo</text:span><text:span text:style-name="T20"> java</text:span><text:span text:style-name="T10">, por ejemplo obtenci</text:span><text:span text:style-name="T12">ó</text:span><text:span text:style-name="T10">n de un <text:s/>numero aleatorio y su posterior visualizaci</text:span><text:span text:style-name="T12">ó</text:span><text:span text:style-name="T10">n</text:span></text:p>
      <text:p text:style-name="P4"><text:span text:style-name="T10"/></text:p>
      <text:p text:style-name="P5"><text:span text:style-name="T23">4.ej04.jsp: </text:span><text:span text:style-name="T10">inclusión de c</text:span><text:span text:style-name="T14">ó</text:span><text:span text:style-name="T10">digo java más elaborado, por ejemplo, obtener 2 n</text:span><text:span text:style-name="T13">ú</text:span><text:span text:style-name="T10">meros enteros aleatorios e imprimir los nº comprendidos entre ambos( inclusive) </text:span><text:span text:style-name="T11">de menor a mayor(lista no ordenada).</text:span></text:p>
      <text:p text:style-name="P4"><text:span text:style-name="T11"/></text:p>
      <text:p text:style-name="P3"><text:span text:style-name="T22">5.ej05.jsp:</text:span> inclusión de una clase java propia. Para ello crea en Java Resources/src, un paquete llamado datos, y crea la clase persona con dni y nombre y los m<text:span text:style-name="T25">é</text:span>todos setter y getter. En la página debes crear un objeto de tipo persona, visualizar sus propiedades y despu<text:span text:style-name="T25">é</text:span>s cambiar el nombre y volver a visualizar las propiedades</text:p>
      <text:p text:style-name="P2"/>
      <text:p text:style-name="P3"><text:span text:style-name="T22">6.ej0</text:span><text:span text:style-name="T24">6</text:span><text:span text:style-name="T22">.jsp:</text:span> inclusión de 2 clases java propias relacionadas. Para ello crea en datos la clase dto con <text:s/>nombre y jefe (es el dni de una persona) y los m<text:span text:style-name="T25">é</text:span>todos setter y getter</text:p>
      <text:p text:style-name="P2">crear un dto y una persona y luego muestra el nombre del dto y el nombre de la persona que lo dirige o desconocido, según el cas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20:12:57.44</meta:creation-date>
    <dc:date>2020-03-16T12:36:19.243000000</dc:date>
    <meta:editing-duration>PT2H20M37S</meta:editing-duration>
    <meta:editing-cycles>14</meta:editing-cycles>
    <meta:generator>LibreOffice/6.1.3.2$Windows_X86_64 LibreOffice_project/86daf60bf00efa86ad547e59e09d6bb77c699acb</meta:generator>
    <meta:document-statistic meta:table-count="0" meta:image-count="0" meta:object-count="0" meta:page-count="1" meta:paragraph-count="10" meta:word-count="220" meta:character-count="1307" meta:non-whitespace-character-count="1092"/>
  </office:meta>
</office:document-meta>
</file>